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ulim" svg:font-family="Gulim"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4">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Heading">
      <style:paragraph-properties fo:text-align="center" style:justify-single-word="false"/>
      <style:text-properties style:font-name="Gulim"/>
    </style:style>
    <style:style style:name="P13" style:family="paragraph" style:parent-style-name="Text_20_body">
      <style:paragraph-properties fo:text-align="justify" style:justify-single-word="false"/>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Heading_20_2">
      <style:paragraph-properties fo:text-align="justify" style:justify-single-word="false"/>
    </style:style>
    <style:style style:name="T1" style:family="text">
      <style:text-properties fo:font-size="20pt" style:font-size-asian="20pt" style:font-size-complex="20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User Task Analysis</text:span></text:p>
      <text:p text:style-name="P1"/>
      <text:h text:style-name="P16" text:outline-level="2">System Overview</text:h>
      <text:list text:style-name="L1">
        <text:list-item>
          <text:p text:style-name="P3">The Device will be an all-purpose universal remote control with an user interface</text:p>
        </text:list-item>
        <text:list-item>
          <text:p text:style-name="P3">The Device will be made to interface with any typical wireless entertainment appliance such as TVs, VCRs, DVD players, stereos, entertainment consoles, etc. as well as many other controllable devices such as thermostats, house lights, car stereo systems, locks, etc.</text:p>
        </text:list-item>
      </text:list>
      <text:p text:style-name="P2"/>
      <text:p text:style-name="P2"/>
      <text:h text:style-name="P16" text:outline-level="2" text:is-list-header="true">Primary Users</text:h>
      <text:p text:style-name="P2">The primary users of this device will be home/business users who want to have a high level of control over their environments. Each may have too many remotes to manage all of the target devices individually or each may simply wish to have a the portable convenience of the Mini-Mote.</text:p>
      <text:p text:style-name="P2"/>
      <text:p text:style-name="P2"/>
      <text:h text:style-name="P16" text:outline-level="2">Environment</text:h>
      <text:p text:style-name="P2">There are a several environments in which the user will find the Mini-Mote device useful, some examples of which may be:</text:p>
      <text:list text:style-name="L4">
        <text:list-item>
          <text:p text:style-name="P5">A home entertainment environment</text:p>
        </text:list-item>
        <text:list-item>
          <text:p text:style-name="P5">An automotive entertainment / HVAC system</text:p>
        </text:list-item>
        <text:list-item>
          <text:p text:style-name="P5">A home's lighting and temperature controls</text:p>
        </text:list-item>
        <text:list-item>
          <text:p text:style-name="P5">An academic/office setting whilst giving a presentation</text:p>
        </text:list-item>
      </text:list>
      <text:p text:style-name="P2"/>
      <text:p text:style-name="P2"/>
      <text:h text:style-name="P16" text:outline-level="2">Scenarios</text:h>
      <text:list text:style-name="L2">
        <text:list-item>
          <text:p text:style-name="P8">Jill can never figure out which of her remotes goes to her TV, her cable, or her stereo, so she buys the Mini-Mote to manage all three of her living room devices.</text:p>
        </text:list-item>
        <text:list-item>
          <text:p text:style-name="P8">Tom gives presentations all over the United States. <text:s/>He needs one device to manage his personal microphone control, his projector, and his computer (with a built-in remote sensor installed on it) from a distance. <text:s/>The Mini-Mote can do all this.</text:p>
        </text:list-item>
        <text:list-item>
          <text:p text:style-name="P8">Jake is tired of managing remotes for his stereo, his TV, his DVD player, his second TV, and his CD player. <text:s/>Keeping track of all those remotes is tiresome for Jake, so he decides to buy the Mini-Mote to manage all of his devices.</text:p>
        </text:list-item>
      </text:list>
      <text:p text:style-name="P2"/>
      <text:p text:style-name="P2"/>
      <text:p text:style-name="P2"/>
      <text:p text:style-name="P2"/>
      <text:p text:style-name="P2"/>
      <text:p text:style-name="P2"/>
      <text:p text:style-name="P2"/>
      <text:p text:style-name="P2"><text:soft-page-break/></text:p>
      <text:h text:style-name="P16" text:outline-level="2">User Task Table</text:h>
      <table:table table:name="Table1" table:style-name="Table1">
        <table:table-column table:style-name="Table1.A"/>
        <table:table-column table:style-name="Table1.B"/>
        <table:table-row>
          <table:table-cell table:style-name="Table1.A1" office:value-type="string">
            <text:p text:style-name="P14">Task</text:p>
          </table:table-cell>
          <table:table-cell table:style-name="Table1.B1" office:value-type="string">
            <text:p text:style-name="P14">Usage</text:p>
          </table:table-cell>
        </table:table-row>
        <table:table-row>
          <table:table-cell table:style-name="Table1.A2" office:value-type="string">
            <text:p text:style-name="P15">Control a TV</text:p>
          </table:table-cell>
          <table:table-cell table:style-name="Table1.B2" office:value-type="string">
            <text:p text:style-name="P15">20%</text:p>
          </table:table-cell>
        </table:table-row>
        <table:table-row>
          <table:table-cell table:style-name="Table1.A2" office:value-type="string">
            <text:p text:style-name="P15">Control a DVD/VCR player</text:p>
          </table:table-cell>
          <table:table-cell table:style-name="Table1.B2" office:value-type="string">
            <text:p text:style-name="P15">15%</text:p>
          </table:table-cell>
        </table:table-row>
        <table:table-row>
          <table:table-cell table:style-name="Table1.A2" office:value-type="string">
            <text:p text:style-name="P15">Control a stereo</text:p>
          </table:table-cell>
          <table:table-cell table:style-name="Table1.B2" office:value-type="string">
            <text:p text:style-name="P15">11%</text:p>
          </table:table-cell>
        </table:table-row>
        <table:table-row>
          <table:table-cell table:style-name="Table1.A2" office:value-type="string">
            <text:p text:style-name="P15">Control a CD player</text:p>
          </table:table-cell>
          <table:table-cell table:style-name="Table1.B2" office:value-type="string">
            <text:p text:style-name="P15">10%</text:p>
          </table:table-cell>
        </table:table-row>
        <table:table-row>
          <table:table-cell table:style-name="Table1.A2" office:value-type="string">
            <text:p text:style-name="P15">Car Audio</text:p>
          </table:table-cell>
          <table:table-cell table:style-name="Table1.B2" office:value-type="string">
            <text:p text:style-name="P15">9%</text:p>
          </table:table-cell>
        </table:table-row>
        <table:table-row>
          <table:table-cell table:style-name="Table1.A2" office:value-type="string">
            <text:p text:style-name="P15">Home Thermostat</text:p>
          </table:table-cell>
          <table:table-cell table:style-name="Table1.B2" office:value-type="string">
            <text:p text:style-name="P15">8%</text:p>
          </table:table-cell>
        </table:table-row>
        <table:table-row>
          <table:table-cell table:style-name="Table1.A2" office:value-type="string">
            <text:p text:style-name="P15">Home Security</text:p>
          </table:table-cell>
          <table:table-cell table:style-name="Table1.B2" office:value-type="string">
            <text:p text:style-name="P15">7%</text:p>
          </table:table-cell>
        </table:table-row>
        <table:table-row>
          <table:table-cell table:style-name="Table1.A2" office:value-type="string">
            <text:p text:style-name="P15">Gaming Systems</text:p>
          </table:table-cell>
          <table:table-cell table:style-name="Table1.B2" office:value-type="string">
            <text:p text:style-name="P15">7%</text:p>
          </table:table-cell>
        </table:table-row>
        <table:table-row>
          <table:table-cell table:style-name="Table1.A2" office:value-type="string">
            <text:p text:style-name="P15">Business Presentations</text:p>
          </table:table-cell>
          <table:table-cell table:style-name="Table1.B2" office:value-type="string">
            <text:p text:style-name="P15">7%</text:p>
          </table:table-cell>
        </table:table-row>
        <table:table-row>
          <table:table-cell table:style-name="Table1.A2" office:value-type="string">
            <text:p text:style-name="P15">Other device control</text:p>
          </table:table-cell>
          <table:table-cell table:style-name="Table1.B2" office:value-type="string">
            <text:p text:style-name="P15">6%</text:p>
          </table:table-cell>
        </table:table-row>
      </table:table>
      <text:p text:style-name="P13"/>
      <text:h text:style-name="P16" text:outline-level="2">Source of Information for percentage use prediction</text:h>
      <text:p text:style-name="P2"><text:tab/>The percentage estimates are based on general usage of current IR/RF/Wireless devices. According to our competitor's device, the Logitech Harmony Remote, these devices are mainly used for TV and DVD/VCR control. We interviewed users of remote controls and found that there is a desire for an easy-to-use universal remote compatible with many different types of devices. We also monitored remote usage over several different devices and the recorded the frequency of use, as shown above.</text:p>
      <text:h text:style-name="P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Roman" svg:font-family="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ulim" svg:font-family="Gulim"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ling blo blah</meta:initial-creator>
    <meta:creation-date>2008-01-27T18:02:44</meta:creation-date>
    <dc:date>2008-01-28T19:54:01</dc:date>
    <meta:print-date>2008-01-28T19:55:08</meta:print-date>
    <meta:editing-cycles>5</meta:editing-cycles>
    <meta:editing-duration>PT1H17M24S</meta:editing-duration>
    <meta:user-defined meta:name="Info 1"/>
    <meta:user-defined meta:name="Info 2"/>
    <meta:user-defined meta:name="Info 3"/>
    <meta:user-defined meta:name="Info 4"/>
    <meta:document-statistic meta:table-count="1" meta:image-count="0" meta:object-count="0" meta:page-count="2" meta:paragraph-count="41" meta:word-count="410" meta:character-count="2372"/>
  </office:meta>
</office:document-meta>
</file>